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background-color="transparent"/>
    </style:style>
    <style:style style:name="T1" style:family="text">
      <style:text-properties fo:background-color="#ffff00"/>
    </style:style>
    <style:style style:name="T2" style:family="text">
      <style:text-properties fo:font-style="italic" fo:background-color="#ffff00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background-color="#ffff0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CENCIATURA Y PROFESORADO (Nuevos planes)</text:p>
      <text:p text:style-name="P1"/>
      <text:p text:style-name="P1">1º AÑO</text:p>
      <text:p text:style-name="Standard"/>
      <text:p text:style-name="P2">Resolución de Problemas y Algoritmos</text:p>
      <text:p text:style-name="Standard"/>
      <text:p text:style-name="Standard">Módulo I: Martes de 8,30 a 12,30 hs.</text:p>
      <text:p text:style-name="Standard"><text:tab/><text:tab/>Teoría: Aula 16: 8,30 a 10 hs.</text:p>
      <text:p text:style-name="Standard"><text:tab/><text:tab/>Práctica: Aulas I y II: 10 a 12,30 hs.</text:p>
      <text:p text:style-name="Standard">Módulo II: Jueves de 8,30 a 12,30 hs.</text:p>
      <text:p text:style-name="Standard"><text:tab/><text:tab/>Teoría: Aula 42: 8,30 a 10 hs.</text:p>
      <text:p text:style-name="Standard"><text:tab/><text:tab/>Práctica: Aulas I y II: 10 a 12,30 hs.</text:p>
      <text:p text:style-name="Standard">Módulo III: Martes de 16 a 20 hs.</text:p>
      <text:p text:style-name="Standard"><text:tab/><text:tab/>Teoría: Aula 41: 16 a 18 hs. </text:p>
      <text:p text:style-name="Standard"><text:tab/><text:tab/>Práctica: Aulas I y II: 18 a 20 hs.</text:p>
      <text:p text:style-name="Standard">Módulo IV: Jueves de 16 a 20 hs.</text:p>
      <text:p text:style-name="Standard"><text:tab/><text:tab/><text:span text:style-name="T1">Prop: Teoría: Aula 42: 15 a 17 hs.</text:span></text:p>
      <text:p text:style-name="P3"><text:tab/><text:tab/>Prop: Práctica: Aulas I y II: 17 a 19 hs.</text:p>
      <text:p text:style-name="Standard"/>
      <text:p text:style-name="P2">Elementos de Algebra</text:p>
      <text:p text:style-name="Standard"/>
      <text:p text:style-name="Standard">Módulo I: Lunes de 9 a 12 hs. Aula 43</text:p>
      <text:p text:style-name="Standard"><text:tab/> <text:s text:c="4"/>Miércoles de 9 a 12 hs. Aula 43</text:p>
      <text:p text:style-name="Standard">Módulo II: Lunes de 14 a 17 hs. Aula …............ <text:span text:style-name="T1">Prop.: Aula 105 de 12 a 15 hs.</text:span></text:p>
      <text:p text:style-name="Standard"><text:tab/> <text:s text:c="6"/>Miércoles de 14 a 17 hs. Aula ….......<text:span text:style-name="T1">Prop.: Aula 15 de 13 a 16 hs.</text:span></text:p>
      <text:p text:style-name="Standard"/>
      <text:p text:style-name="P2">Introducción a la Computación</text:p>
      <text:p text:style-name="Standard"/>
      <text:p text:style-name="Standard">Módulo I: Martes de 10 a 12 horas. Aula 16</text:p>
      <text:p text:style-name="Standard"><text:tab/> <text:s text:c="4"/>Viernes de 10 a 12 horas. Aula 43</text:p>
      <text:p text:style-name="Standard"/>
      <text:p text:style-name="Standard">Módulo II: Lunes de 17,30 a 19,30 hs. <text:s/>Aula ….......<text:span text:style-name="T1">Prop.: Aula 13.1 de 17 a 21 hs. (Puede ser <text:tab/><text:tab/><text:tab/><text:tab/><text:tab/><text:tab/><text:tab/><text:tab/><text:tab/>módulo único con <text:s/>4 hs.)</text:span></text:p>
      <text:p text:style-name="Standard"><text:tab/> <text:s text:c="6"/>Miércoles de 17,30 a 19,30 hs. No hay <text:s/>aulas …..<text:span text:style-name="T1">Prop.1: VIERNES Aula 13.1 de 18 a 22 hs. <text:tab/><text:tab/><text:tab/><text:tab/><text:tab/><text:tab/><text:tab/><text:tab/> <text:s text:c="2"/>(Puede ser módulo único con 4 hs.)</text:span></text:p>
      <text:p text:style-name="Standard"><text:span text:style-name="T1"><text:tab/><text:tab/><text:tab/><text:tab/><text:tab/><text:tab/><text:tab/><text:tab/> <text:s text:c="2"/>Prop. 2: JUEVES Aula 24 de 13 a 16 hs. o <text:tab/><text:tab/><text:tab/><text:tab/><text:tab/><text:tab/><text:tab/><text:tab/> <text:s text:c="3"/></text:span><text:span text:style-name="T3">MIERCOLES Aula 102 de 12 a 14 hs. (VER <text:tab/><text:tab/><text:tab/><text:tab/><text:tab/><text:tab/><text:tab/><text:tab/> <text:s text:c="3"/>con Mod y Sis Información)</text:span></text:p>
      <text:p text:style-name="Standard"><text:span text:style-name="T1"/></text:p>
      <text:p text:style-name="P2">Modelos y Sistemas de Información</text:p>
      <text:p text:style-name="Standard"/>
      <text:p text:style-name="Standard">Módulo I: Martes de 15 a 19 horas. Aula …........ <text:span text:style-name="T1">Prop.: MARTES Aula 12 de 13 a 15 hs. + </text:span><text:span text:style-name="T3">MIERCOLES <text:tab/><text:tab/><text:tab/><text:tab/><text:tab/><text:tab/> <text:s text:c="6"/>Aula 102 de 12 a 14 hs. (VER <text:s/>con Int. a la Comp.)</text:span></text:p>
      <text:p text:style-name="P4">Módulo II: Jueves de 15 a 19 horas. Aula …........<text:span text:style-name="T1">Prop.: Aula 15 de 19 a 23 hs. o VIERNES Aula 102 de 12 a 14 hs <text:s/>o Aula 16 de 12 a 15 hs o ambas c/u dos horas y tener teo y pract separ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9cm" fo:margin-right="1.2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viana </meta:initial-creator>
    <meta:creation-date>2013-03-06T16:07:27</meta:creation-date>
    <dc:date>2013-03-06T17:17:14</dc:date>
    <dc:creator>Viviana </dc:creator>
    <meta:editing-duration>PT1H9M47S</meta:editing-duration>
    <meta:editing-cycles>12</meta:editing-cycles>
    <meta:generator>LibreOffice/3.3$Linux LibreOffice_project/330m19$Build-301</meta:generator>
    <meta:document-statistic meta:table-count="0" meta:image-count="0" meta:object-count="0" meta:page-count="1" meta:paragraph-count="29" meta:word-count="350" meta:character-count="1669"/>
  </office:meta>
</office:document-meta>
</file>